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acd" officeooo:paragraph-rsid="00032acd"/>
    </style:style>
    <style:style style:name="T1" style:family="text">
      <style:text-properties officeooo:rsid="0003e8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XZX</text:span>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4:30:27.932148076</meta:creation-date>
    <dc:date>2022-03-05T20:44:18.701910767</dc:date>
    <meta:editing-duration>PT39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